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o are you?</text:p>
      <text:p text:style-name="Standard">Ben Ebel</text:p>
      <text:p text:style-name="Standard">Computer Science degree from Ohio State.</text:p>
      <text:p text:style-name="Standard">JavaScript and related frameworks now, C, C++, and C# at one time.</text:p>
      <text:p text:style-name="Standard"/>
      <text:p text:style-name="Standard">What problem did your app solve?</text:p>
      <text:p text:style-name="Standard">Moved to Utah and didn't like it. <text:s/>This could have avoided that problem.</text:p>
      <text:p text:style-name="Standard">MoveIt app to help people find place where they will be happy living.</text:p>
      <text:p text:style-name="Standard"/>
      <text:p text:style-name="Standard">What technologies did you use?</text:p>
      <text:p text:style-name="Standard">Ionic: Explain what it is. I had no prior experience other than the JavaScript and Angular.</text:p>
      <text:p text:style-name="Standard">Express and Postgres on back end.</text:p>
      <text:p text:style-name="Standard"/>
      <text:p text:style-name="Standard">- Show the app -</text:p>
      <text:p text:style-name="Standard"/>
      <text:p text:style-name="Standard">What challenges did you run into and how did you overcome them?</text:p>
      <text:p text:style-name="Standard">APIs:</text:p>
      <text:p text:style-name="Standard">Weather Underground</text:p>
      <text:p text:style-name="Standard">US Geological Survey</text:p>
      <text:p text:style-name="Standard">Trail API</text:p>
      <text:p text:style-name="Standard">Google Places API</text:p>
      <text:p text:style-name="Standard">Numbeo</text:p>
      <text:p text:style-name="Standard">Bureau of Labor Statistics</text:p>
      <text:p text:style-name="Standard">API problems:</text:p>
      <text:p text:style-name="Standard">BLS has very low limit and is hard to use (series and codes).</text:p>
      <text:p text:style-name="Standard">Numbeo is the second COL API I used after another BLS one.</text:p>
      <text:p text:style-name="Standard">NOAA API was hard to use, so switched to Weather Underground.</text:p>
      <text:p text:style-name="Standard">Google Places has surprisingly low limit, and I'm calling it several times per city.</text:p>
      <text:p text:style-name="Standard">Tinder cards:</text:p>
      <text:p text:style-name="Standard">Uses two different libraries from Ionic (collision and animation), but bad instructions.</text:p>
      <text:p text:style-name="Standard">Only hard left or right swipes register as left or right. <text:s/>Other just disappear with no action.</text:p>
      <text:p text:style-name="Standard">Broke my deployed app.</text:p>
      <text:p text:style-name="Standard"/>
      <text:p text:style-name="Standard">- Show contact info slide. -</text:p>
      <text:p text:style-name="Standard"/>
      <text:p text:style-name="Standard">“Thank you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3T09:03:24</meta:creation-date>
    <dc:title>Default</dc:title>
    <meta:editing-duration>PT27M33S</meta:editing-duration>
    <meta:editing-cycles>7</meta:editing-cycles>
    <meta:generator>OpenOffice/4.1.2$Unix OpenOffice.org_project/412m3$Build-9782</meta:generator>
    <meta:initial-creator>Ben Ebel</meta:initial-creator>
    <dc:date>2016-04-13T09:58:43</dc:date>
    <dc:creator>Ben Ebel</dc:creator>
    <meta:document-statistic meta:table-count="0" meta:image-count="0" meta:object-count="0" meta:page-count="1" meta:paragraph-count="30" meta:word-count="211" meta:character-count="1169"/>
    <meta:template xlink:type="simple" xlink:actuate="onRequest" xlink:title="Default" xlink:href="../../../Library/Application%20Support/OpenOffice/4/user/template/Default.ott" meta:date="2016-04-13T09:03:23"/>
  </office:meta>
</office:document-meta>
</file>